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1.917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3.341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1.254cm"/>
    </style:style>
    <style:style style:name="co8" style:family="table-column">
      <style:table-column-properties fo:break-before="auto" style:column-width="1.93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2.508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2.297cm"/>
    </style:style>
    <style:style style:name="co13" style:family="table-column">
      <style:table-column-properties fo:break-before="auto" style:column-width="1.939cm"/>
    </style:style>
    <style:style style:name="co14" style:family="table-column">
      <style:table-column-properties fo:break-before="auto" style:column-width="1.794cm"/>
    </style:style>
    <style:style style:name="co15" style:family="table-column">
      <style:table-column-properties fo:break-before="auto" style:column-width="1.91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18cm"/>
    </style:style>
    <style:style style:name="co18" style:family="table-column">
      <style:table-column-properties fo:break-before="auto" style:column-width="1.408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1.2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3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</style:style>
    <style:style style:name="ce2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ackground-color="#ff9800"/>
      <style:text-properties fo:font-weight="bold" style:font-weight-asian="bold" style:font-weight-complex="bold"/>
    </style:style>
    <style:style style:name="ce33" style:family="table-cell" style:parent-style-name="Default" style:data-style-name="N4">
      <style:table-cell-properties fo:border-bottom="0.74pt solid #000000" fo:background-color="#ff9800" fo:border-left="none" fo:border-right="none" fo:border-top="none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weight="bold" style:font-weight-asian="bold" style:font-weight-complex="bold"/>
    </style:style>
    <style:style style:name="ce35" style:family="table-cell" style:parent-style-name="Default" style:data-style-name="N113">
      <style:table-cell-properties fo:border-bottom="none" fo:border-left="0.74pt solid #000000" fo:border-right="none" fo:border-top="none"/>
    </style:style>
    <style:style style:name="ce36" style:family="table-cell" style:parent-style-name="Default" style:data-style-name="N113">
      <style:table-cell-properties fo:border-bottom="0.74pt solid #000000" fo:border-left="0.74pt solid #000000" fo:border-right="none" fo:border-top="none"/>
    </style:style>
    <style:style style:name="ce8" style:family="table-cell" style:parent-style-name="Default" style:data-style-name="N113"/>
    <style:style style:name="ce9" style:family="table-cell" style:parent-style-name="Default" style:data-style-name="N113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11" style:family="table-cell" style:parent-style-name="Default" style:data-style-name="N4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fo:font-weight="bold" style:font-weight-asian="bold" style:font-weight-complex="bold"/>
    </style:style>
    <style:style style:name="ce14" style:family="table-cell" style:parent-style-name="Default" style:data-style-name="N114">
      <style:table-cell-properties fo:border-bottom="none" fo:border-left="none" fo:border-right="0.74pt solid #000000" fo:border-top="none"/>
    </style:style>
    <style:style style:name="ce15" style:family="table-cell" style:parent-style-name="Default" style:data-style-name="N114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14">
      <style:table-cell-properties fo:border-bottom="none" fo:border-left="0.74pt solid #000000" fo:border-right="none" fo:border-top="none"/>
    </style:style>
    <style:style style:name="ce17" style:family="table-cell" style:parent-style-name="Default" style:data-style-name="N114">
      <style:table-cell-properties fo:border-bottom="0.74pt solid #000000" fo:border-left="0.74pt solid #000000" fo:border-right="none" fo:border-top="none"/>
    </style:style>
    <style:style style:name="ce18" style:family="table-cell" style:parent-style-name="Default" style:data-style-name="N114"/>
    <style:style style:name="ce19" style:family="table-cell" style:parent-style-name="Default" style:data-style-name="N114">
      <style:table-cell-properties fo:border-bottom="0.74pt solid #000000" fo:border-left="none" fo:border-right="none" fo:border-top="none"/>
    </style:style>
    <style:style style:name="ce20" style:family="table-cell" style:parent-style-name="Default" style:data-style-name="N114"/>
    <style:style style:name="ce21" style:family="table-cell" style:parent-style-name="Default" style:data-style-name="N114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114">
      <style:table-cell-properties fo:border-bottom="0.74pt solid #000000" fo:border-left="none" fo:border-right="0.74pt solid #000000" fo:border-top="none"/>
    </style:style>
    <style:style style:name="ce24" style:family="table-cell" style:parent-style-name="Default" style:data-style-name="N114">
      <style:table-cell-properties fo:border-bottom="none" fo:border-left="0.74pt solid #000000" fo:border-right="0.74pt solid #000000" fo:border-top="none"/>
    </style:style>
    <style:style style:name="ce25" style:family="table-cell" style:parent-style-name="Default" style:data-style-name="N114">
      <style:table-cell-properties fo:border-bottom="0.74pt solid #000000" fo:border-left="0.74pt solid #000000" fo:border-right="0.74pt solid #000000" fo:border-top="none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vx_article_experiments" table:style-name="ta1">
        <table:table-column table:style-name="co1" table:default-cell-style-name="ce28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ce32"/>
        <table:table-column table:style-name="co8" table:default-cell-style-name="Default"/>
        <table:table-column table:style-name="co9" table:default-cell-style-name="ce35"/>
        <table:table-column table:style-name="co10" table:default-cell-style-name="ce8"/>
        <table:table-column table:style-name="co11" table:default-cell-style-name="ce8"/>
        <table:table-column table:style-name="co12" table:default-cell-style-name="ce10"/>
        <table:table-column table:style-name="co13" table:default-cell-style-name="Default"/>
        <table:table-column table:style-name="co14" table:default-cell-style-name="ce14"/>
        <table:table-column table:style-name="co15" table:default-cell-style-name="ce16"/>
        <table:table-column table:style-name="co16" table:default-cell-style-name="ce18"/>
        <table:table-column table:style-name="co14" table:default-cell-style-name="ce20"/>
        <table:table-column table:style-name="co17" table:default-cell-style-name="ce14"/>
        <table:table-column table:style-name="co18" table:default-cell-style-name="ce24"/>
        <table:table-column table:style-name="co19" table:number-columns-repeated="1004" table:default-cell-style-name="Default"/>
        <table:table-row table:style-name="ro1">
          <table:table-cell table:style-name="ce23" office:value-type="string" calcext:value-type="string">
            <text:p>case</text:p>
          </table:table-cell>
          <table:table-cell table:style-name="ce4" office:value-type="string" calcext:value-type="string">
            <text:p>shed_max</text:p>
          </table:table-cell>
          <table:table-cell table:style-name="ce4" office:value-type="string" calcext:value-type="string">
            <text:p>fuel_price</text:p>
          </table:table-cell>
          <table:table-cell table:style-name="ce4" office:value-type="string" calcext:value-type="string">
            <text:p>sto_lifetime_cycles</text:p>
          </table:table-cell>
          <table:table-cell table:style-name="ce4" office:value-type="string" calcext:value-type="string">
            <text:p>sto_lifetime_calendar</text:p>
          </table:table-cell>
          <table:table-cell table:style-name="ce4" office:value-type="string" calcext:value-type="string">
            <text:p>fixed_lifetimes</text:p>
          </table:table-cell>
          <table:table-cell table:style-name="ce4" office:value-type="string" calcext:value-type="string">
            <text:p>gen_hours_assum</text:p>
          </table:table-cell>
          <table:table-cell table:style-name="ce4" office:value-type="string" calcext:value-type="string">
            <text:p>n_ztan</text:p>
          </table:table-cell>
          <table:table-cell table:style-name="ce4" office:value-type="string" calcext:value-type="string">
            <text:p>relax_gain</text:p>
          </table:table-cell>
          <table:table-cell table:style-name="ce1" office:value-type="string" calcext:value-type="string">
            <text:p>lcoe_pwl</text:p>
          </table:table-cell>
          <table:table-cell table:style-name="ce4" office:value-type="string" calcext:value-type="string">
            <text:p>lcoe_cvx</text:p>
          </table:table-cell>
          <table:table-cell table:style-name="ce4" office:value-type="string" calcext:value-type="string">
            <text:p>lcoe_ns</text:p>
          </table:table-cell>
          <table:table-cell table:style-name="ce1" office:value-type="string" calcext:value-type="string">
            <text:p>sto_cycles</text:p>
          </table:table-cell>
          <table:table-cell table:style-name="ce4" office:value-type="string" calcext:value-type="string">
            <text:p>gen_hours</text:p>
          </table:table-cell>
          <table:table-cell table:style-name="ce13" office:value-type="string" calcext:value-type="string">
            <text:p>gen_hours_lin</text:p>
          </table:table-cell>
          <table:table-cell table:style-name="ce1" office:value-type="string" calcext:value-type="string">
            <text:p>xopt_gen</text:p>
          </table:table-cell>
          <table:table-cell table:style-name="ce4" office:value-type="string" calcext:value-type="string">
            <text:p>xopt_sto</text:p>
          </table:table-cell>
          <table:table-cell table:style-name="ce4" office:value-type="string" calcext:value-type="string">
            <text:p>xopt_pv</text:p>
          </table:table-cell>
          <table:table-cell table:style-name="ce13" office:value-type="string" calcext:value-type="string">
            <text:p>xopt_wind</text:p>
          </table:table-cell>
          <table:table-cell table:style-name="ce23" office:value-type="string" calcext:value-type="string">
            <text:p>topt</text:p>
          </table:table-cell>
          <table:table-cell table:style-name="ce26" table:number-columns-repeated="1004"/>
        </table:table-row>
        <table:table-row table:style-name="ro2">
          <table:table-cell office:value-type="string" calcext:value-type="string">
            <text:p>Base case, rgain=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43023740192726" calcext:value-type="float">
            <text:p>0,243024</text:p>
          </table:table-cell>
          <table:table-cell office:value-type="float" office:value="0.250707386978732" calcext:value-type="float">
            <text:p>0,250707</text:p>
          </table:table-cell>
          <table:table-cell office:value-type="float" office:value="0.252907444256979" calcext:value-type="float">
            <text:p>0,252907</text:p>
          </table:table-cell>
          <table:table-cell office:value-type="float" office:value="147.761292729377" calcext:value-type="float">
            <text:p>147,76</text:p>
          </table:table-cell>
          <table:table-cell office:value-type="float" office:value="2090" calcext:value-type="float">
            <text:p>2090</text:p>
          </table:table-cell>
          <table:table-cell office:value-type="float" office:value="914.62797236198" calcext:value-type="float">
            <text:p>914,6</text:p>
          </table:table-cell>
          <table:table-cell office:value-type="float" office:value="1215.98182120399" calcext:value-type="float">
            <text:p>1 216,0</text:p>
          </table:table-cell>
          <table:table-cell office:value-type="float" office:value="4987.92741800481" calcext:value-type="float">
            <text:p>4 987,9</text:p>
          </table:table-cell>
          <table:table-cell office:value-type="float" office:value="2132.00472653302" calcext:value-type="float">
            <text:p>2 132,0</text:p>
          </table:table-cell>
          <table:table-cell office:value-type="float" office:value="1575.90288652144" calcext:value-type="float">
            <text:p>1 575,9</text:p>
          </table:table-cell>
          <table:table-cell office:value-type="float" office:value="12.81301236" calcext:value-type="float">
            <text:p>12,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se case, rgai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50239373393868" calcext:value-type="float">
            <text:p>0,250239</text:p>
          </table:table-cell>
          <table:table-cell office:value-type="float" office:value="0.250260110603911" calcext:value-type="float">
            <text:p>0,250260</text:p>
          </table:table-cell>
          <table:table-cell office:value-type="float" office:value="0.252218339057063" calcext:value-type="float">
            <text:p>0,252218</text:p>
          </table:table-cell>
          <table:table-cell office:value-type="float" office:value="140.356601107629" calcext:value-type="float">
            <text:p>140,36</text:p>
          </table:table-cell>
          <table:table-cell office:value-type="float" office:value="1809" calcext:value-type="float">
            <text:p>1809</text:p>
          </table:table-cell>
          <table:table-cell office:value-type="float" office:value="1583.71217246582" calcext:value-type="float">
            <text:p>1 583,7</text:p>
          </table:table-cell>
          <table:table-cell office:value-type="float" office:value="1255.46309608881" calcext:value-type="float">
            <text:p>1 255,5</text:p>
          </table:table-cell>
          <table:table-cell office:value-type="float" office:value="5837.32571763797" calcext:value-type="float">
            <text:p>5 837,3</text:p>
          </table:table-cell>
          <table:table-cell office:value-type="float" office:value="2329.51852102661" calcext:value-type="float">
            <text:p>2 329,5</text:p>
          </table:table-cell>
          <table:table-cell office:value-type="float" office:value="1596.12456436426" calcext:value-type="float">
            <text:p>1 596,1</text:p>
          </table:table-cell>
          <table:table-cell office:value-type="float" office:value="13.732288095" calcext:value-type="float">
            <text:p>13,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ess tangents, n_zta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49423347458717" calcext:value-type="float">
            <text:p>0,249423</text:p>
          </table:table-cell>
          <table:table-cell office:value-type="float" office:value="0.250284031187581" calcext:value-type="float">
            <text:p>0,250284</text:p>
          </table:table-cell>
          <table:table-cell office:value-type="float" office:value="0.251948127333207" calcext:value-type="float">
            <text:p>0,251948</text:p>
          </table:table-cell>
          <table:table-cell office:value-type="float" office:value="136.478333668746" calcext:value-type="float">
            <text:p>136,48</text:p>
          </table:table-cell>
          <table:table-cell office:value-type="float" office:value="1736" calcext:value-type="float">
            <text:p>1736</text:p>
          </table:table-cell>
          <table:table-cell office:value-type="float" office:value="1542.97955820046" calcext:value-type="float">
            <text:p>1 543,0</text:p>
          </table:table-cell>
          <table:table-cell office:value-type="float" office:value="1246.0127691266" calcext:value-type="float">
            <text:p>1 246,0</text:p>
          </table:table-cell>
          <table:table-cell office:value-type="float" office:value="6231.29924583662" calcext:value-type="float">
            <text:p>6 231,3</text:p>
          </table:table-cell>
          <table:table-cell office:value-type="float" office:value="2371.39864911662" calcext:value-type="float">
            <text:p>2 371,4</text:p>
          </table:table-cell>
          <table:table-cell office:value-type="float" office:value="1594.56485019897" calcext:value-type="float">
            <text:p>1 594,6</text:p>
          </table:table-cell>
          <table:table-cell office:value-type="float" office:value="11.346446699" calcext:value-type="float">
            <text:p>11,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ess tangents, n_ztan=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49423347458717" calcext:value-type="float">
            <text:p>0,249423</text:p>
          </table:table-cell>
          <table:table-cell office:value-type="float" office:value="0.250284031187581" calcext:value-type="float">
            <text:p>0,250284</text:p>
          </table:table-cell>
          <table:table-cell office:value-type="float" office:value="0.251887716040351" calcext:value-type="float">
            <text:p>0,251888</text:p>
          </table:table-cell>
          <table:table-cell office:value-type="float" office:value="136.478333668746" calcext:value-type="float">
            <text:p>136,48</text:p>
          </table:table-cell>
          <table:table-cell office:value-type="float" office:value="1729" calcext:value-type="float">
            <text:p>1729</text:p>
          </table:table-cell>
          <table:table-cell office:value-type="float" office:value="1542.97955820046" calcext:value-type="float">
            <text:p>1 543,0</text:p>
          </table:table-cell>
          <table:table-cell office:value-type="float" office:value="1246.0127691266" calcext:value-type="float">
            <text:p>1 246,0</text:p>
          </table:table-cell>
          <table:table-cell office:value-type="float" office:value="6231.29924583662" calcext:value-type="float">
            <text:p>6 231,3</text:p>
          </table:table-cell>
          <table:table-cell office:value-type="float" office:value="2371.39864911662" calcext:value-type="float">
            <text:p>2 371,4</text:p>
          </table:table-cell>
          <table:table-cell office:value-type="float" office:value="1594.56485019897" calcext:value-type="float">
            <text:p>1 594,6</text:p>
          </table:table-cell>
          <table:table-cell office:value-type="float" office:value="11.579379962" calcext:value-type="float">
            <text:p>11,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ess tangents, n_ztan=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4960065605702" calcext:value-type="float">
            <text:p>0,249601</text:p>
          </table:table-cell>
          <table:table-cell office:value-type="float" office:value="0.250267893260052" calcext:value-type="float">
            <text:p>0,250268</text:p>
          </table:table-cell>
          <table:table-cell office:value-type="float" office:value="0.252148036362343" calcext:value-type="float">
            <text:p>0,252148</text:p>
          </table:table-cell>
          <table:table-cell office:value-type="float" office:value="140.746598202376" calcext:value-type="float">
            <text:p>140,75</text:p>
          </table:table-cell>
          <table:table-cell office:value-type="float" office:value="1788" calcext:value-type="float">
            <text:p>1788</text:p>
          </table:table-cell>
          <table:table-cell office:value-type="float" office:value="1571.4090874904" calcext:value-type="float">
            <text:p>1 571,4</text:p>
          </table:table-cell>
          <table:table-cell office:value-type="float" office:value="1254.02179281985" calcext:value-type="float">
            <text:p>1 254,0</text:p>
          </table:table-cell>
          <table:table-cell office:value-type="float" office:value="5899.51816509691" calcext:value-type="float">
            <text:p>5 899,5</text:p>
          </table:table-cell>
          <table:table-cell office:value-type="float" office:value="2368.49496709594" calcext:value-type="float">
            <text:p>2 368,5</text:p>
          </table:table-cell>
          <table:table-cell office:value-type="float" office:value="1588.12398024124" calcext:value-type="float">
            <text:p>1 588,1</text:p>
          </table:table-cell>
          <table:table-cell office:value-type="float" office:value="11.069021904" calcext:value-type="float">
            <text:p>11,1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Relax gain convergen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10" calcext:value-type="float">
            <text:p>10</text:p>
          </table:table-cell>
          <table:table-cell table:style-name="ce33" office:value-type="float" office:value="2.26598468541206" calcext:value-type="float">
            <text:p>2,27</text:p>
          </table:table-cell>
          <table:table-cell table:style-name="ce36" office:value-type="float" office:value="0.252019056750763" calcext:value-type="float">
            <text:p>0,252019</text:p>
          </table:table-cell>
          <table:table-cell table:style-name="ce9" office:value-type="float" office:value="0.250275012073222" calcext:value-type="float">
            <text:p>0,250275</text:p>
          </table:table-cell>
          <table:table-cell table:style-name="ce9" office:value-type="float" office:value="0.252047928968505" calcext:value-type="float">
            <text:p>0,252048</text:p>
          </table:table-cell>
          <table:table-cell table:style-name="ce11" office:value-type="float" office:value="138.455982525391" calcext:value-type="float">
            <text:p>138,46</text:p>
          </table:table-cell>
          <table:table-cell table:style-name="ce12" office:value-type="float" office:value="1746" calcext:value-type="float">
            <text:p>1746</text:p>
          </table:table-cell>
          <table:table-cell table:style-name="ce15" office:value-type="float" office:value="1746" calcext:value-type="float">
            <text:p>1 746,0</text:p>
          </table:table-cell>
          <table:table-cell table:style-name="ce17" office:value-type="float" office:value="1250.1821611025" calcext:value-type="float">
            <text:p>1 250,2</text:p>
          </table:table-cell>
          <table:table-cell table:style-name="ce19" office:value-type="float" office:value="6046.09948518493" calcext:value-type="float">
            <text:p>6 046,1</text:p>
          </table:table-cell>
          <table:table-cell table:style-name="ce21" office:value-type="float" office:value="2378.01583447835" calcext:value-type="float">
            <text:p>2 378,0</text:p>
          </table:table-cell>
          <table:table-cell table:style-name="ce22" office:value-type="float" office:value="1608.65737947829" calcext:value-type="float">
            <text:p>1 608,7</text:p>
          </table:table-cell>
          <table:table-cell table:style-name="ce25" office:value-type="float" office:value="11.538275595" calcext:value-type="float">
            <text:p>11,5</text:p>
          </table:table-cell>
          <table:table-cell table:number-columns-repeated="1004"/>
        </table:table-row>
        <calcext:conditional-formats>
          <calcext:conditional-format calcext:target-range-address="cvx_article_experiments.J2:cvx_article_experiments.L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cvx_article_experiments.P2:cvx_article_experiments.P7">
            <calcext:color-scale>
              <calcext:color-scale-entry calcext:value="0" calcext:type="minimum" calcext:color="#fafafa"/>
              <calcext:color-scale-entry calcext:value="0" calcext:type="maximum" calcext:color="#ef9a9a"/>
            </calcext:color-scale>
          </calcext:conditional-format>
          <calcext:conditional-format calcext:target-range-address="cvx_article_experiments.Q2:cvx_article_experiments.Q7">
            <calcext:color-scale>
              <calcext:color-scale-entry calcext:value="0" calcext:type="minimum" calcext:color="#fafafa"/>
              <calcext:color-scale-entry calcext:value="0" calcext:type="maximum" calcext:color="#ef9a9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3">
      <number:number number:decimal-places="6" number:min-decimal-places="6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0">
      <number:number number:decimal-places="3" number:min-decimal-places="3" number:min-integer-digits="1" number:grouping="true"/>
    </number:number-style>
    <number:number-style style:name="N109">
      <number:number number:decimal-places="13" number:min-decimal-places="13"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4T13:35:56.544721495</dc:date>
    <dc:creator>Pierre Haessig</dc:creator>
    <meta:editing-duration>PT10M23S</meta:editing-duration>
    <meta:editing-cycles>17</meta:editing-cycles>
    <meta:generator>LibreOffice/7.3.7.2$Linux_X86_64 LibreOffice_project/30$Build-2</meta:generator>
    <meta:document-statistic meta:table-count="1" meta:cell-count="140" meta:object-count="0"/>
  </office:meta>
</office:document-meta>
</file>